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officeooo:paragraph-rsid="0003d05c" style:font-size-asian="10pt" style:font-size-complex="10pt"/>
    </style:style>
    <style:style style:name="T1" style:family="text">
      <style:text-properties officeooo:rsid="0003d05c"/>
    </style:style>
    <style:style style:name="T2" style:family="text">
      <style:text-properties officeooo:rsid="000488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text:tab/>My company provide a very popular operating system and office software named as Windows or Office.</text:span></text:p>
      <text:p text:style-name="P1"><text:span text:style-name="T1">Furthermore we provide a lot of other software that are used by very big companys to programm or stuff like that.</text:span></text:p>
      <text:p text:style-name="P1"><text:span text:style-name="T1"/></text:p>
      <text:p text:style-name="P1"><text:span text:style-name="T1">2. My company is called Microsoft</text:span></text:p>
      <text:p text:style-name="P1"><text:span text:style-name="T1"/></text:p>
      <text:p text:style-name="P1"><text:span text:style-name="T1">3. We enjoy a high reputation in the public, because our software is really in demand and still one of the best</text:span></text:p>
      <text:p text:style-name="P1"><text:span text:style-name="T1"/></text:p>
      <text:p text:style-name="P1"><text:span text:style-name="T1">4. In my company are over 90.000 people employed</text:span></text:p>
      <text:p text:style-name="P1"><text:span text:style-name="T1"/></text:p>
      <text:p text:style-name="P1"><text:span text:style-name="T1">5. The headquater of my company is located in the USA</text:span></text:p>
      <text:p text:style-name="P1"><text:span text:style-name="T1"/></text:p>
      <text:p text:style-name="P1"><text:span text:style-name="T1">6. My company have subsidarys in Germany, France, Russia, Japan and a lot of more countrys.</text:span></text:p>
      <text:p text:style-name="P1"><text:span text:style-name="T1"/></text:p>
      <text:p text:style-name="P1"><text:span text:style-name="T1">7. The turnover of my co</text:span><text:span text:style-name="T2">mpany</text:span><text:span text:style-name="T1"> is over 17 billion US Dollar and our net profit is by 72%, our main competitor is an open source system named Linux or open source software like Mozilla Firefox and Mozilla Thunderbird.</text:span></text:p>
      <text:p text:style-name="P1"><text:span text:style-name="T1"/></text:p>
      <text:p text:style-name="P1"><text:span text:style-name="T1">8. My company is still growing larger.</text:span></text:p>
      <text:p text:style-name="P1"><text:span text:style-name="T1"/></text:p>
      <text:p text:style-name="P1"><text:span text:style-name="T1">9. Our most promising products are Microsoft Windows 7, Microsoft Office and our new operating system Windows 8.</text:span></text:p>
      <text:p text:style-name="P1"><text:span text:style-name="T1"/></text:p>
      <text:p text:style-name="P1"><text:span text:style-name="T1">10. My compandy still need professionals to make our software better, faster and stronger for the enemy produc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0-09T09:00:55</meta:creation-date>
    <dc:date>2012-10-09T09:35:45</dc:date>
    <dc:creator>Dennis Diehm</dc:creator>
    <meta:editing-duration>PT3M57S</meta:editing-duration>
    <meta:editing-cycles>1</meta:editing-cycles>
    <meta:document-statistic meta:table-count="0" meta:image-count="0" meta:object-count="0" meta:page-count="1" meta:paragraph-count="11" meta:word-count="184" meta:character-count="1029" meta:non-whitespace-character-count="855"/>
    <meta:generator>LibreOffice/3.6$Linux_x86 LibreOffice_project/360m1$Build-2</meta:generator>
  </office:meta>
</office:document-meta>
</file>